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1964e9"/>
    </style:style>
    <style:style style:name="P7" style:family="paragraph" style:parent-style-name="Text_20_body" style:list-style-name="L1">
      <style:text-properties officeooo:rsid="0015a2b0" officeooo:paragraph-rsid="001ff9ec"/>
    </style:style>
    <style:style style:name="P8" style:family="paragraph" style:parent-style-name="Text_20_body" style:list-style-name="L1">
      <style:text-properties officeooo:rsid="0021be31" officeooo:paragraph-rsid="0021be31"/>
    </style:style>
    <style:style style:name="P9" style:family="paragraph" style:parent-style-name="Text_20_body" style:list-style-name="L1">
      <style:text-properties officeooo:rsid="00237842" officeooo:paragraph-rsid="00237842"/>
    </style:style>
    <style:style style:name="P10" style:family="paragraph" style:parent-style-name="Text_20_body" style:list-style-name="L2">
      <style:text-properties officeooo:rsid="00237842" officeooo:paragraph-rsid="00237842"/>
    </style:style>
    <style:style style:name="P11" style:family="paragraph" style:parent-style-name="Text_20_body" style:list-style-name="L2">
      <style:text-properties officeooo:rsid="001e3778" officeooo:paragraph-rsid="001e3778"/>
    </style:style>
    <style:style style:name="P12" style:family="paragraph" style:parent-style-name="Text_20_body" style:list-style-name="L3">
      <style:text-properties officeooo:rsid="001e3778" officeooo:paragraph-rsid="001e3778"/>
    </style:style>
    <style:style style:name="P13" style:family="paragraph" style:parent-style-name="Text_20_body" style:list-style-name="L5">
      <style:text-properties officeooo:rsid="001ff9ec" officeooo:paragraph-rsid="001ff9ec"/>
    </style:style>
    <style:style style:name="P14" style:family="paragraph" style:parent-style-name="Text_20_body" style:list-style-name="L4">
      <style:text-properties officeooo:rsid="0025045d" officeooo:paragraph-rsid="0025045d"/>
    </style:style>
    <style:style style:name="P15" style:family="paragraph" style:parent-style-name="Text_20_body" style:list-style-name="L3">
      <style:text-properties officeooo:rsid="0025045d" officeooo:paragraph-rsid="0025045d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964e9"/>
    </style:style>
    <style:style style:name="T5" style:family="text">
      <style:text-properties officeooo:rsid="001d6419"/>
    </style:style>
    <style:style style:name="T6" style:family="text">
      <style:text-properties officeooo:rsid="001ff9ec"/>
    </style:style>
    <style:style style:name="T7" style:family="text">
      <style:text-properties officeooo:rsid="002504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4">4</text:span></text:h>
      <text:p text:style-name="P3"><text:span text:style-name="T1">Total working hours -</text:span> <text:span text:style-name="T7">10</text:span>.</text:p>
      <text:p text:style-name="P1"><text:span text:style-name="T1">Tasks completed</text:span>:</text:p>
      <text:list xml:id="list4849654270974406930" text:style-name="L1">
        <text:list-item>
          <text:p text:style-name="P6">Encryption <text:span text:style-name="T3">main</text:span> function <text:span text:style-name="T5">AES_encrypt, test case and</text:span> unit testing.</text:p>
        </text:list-item>
        <text:list-item>
          <text:p text:style-name="P7">Decryption helper functions <text:span text:style-name="T6">(AES_Inv*), test cases and </text:span>unit testing.</text:p>
        </text:list-item>
        <text:list-item>
          <text:p text:style-name="P7">Decryption main function <text:span text:style-name="T6">AES_decrypt, test case </text:span>and unit testing.</text:p>
        </text:list-item>
        <text:list-item>
          <text:p text:style-name="P8">Updated documentation.</text:p>
        </text:list-item>
        <text:list-item>
          <text:p text:style-name="P9">Tinkering to make this build on melkki.</text:p>
        </text:list-item>
      </text:list>
      <text:p text:style-name="P4">Progress on the software:</text:p>
      <text:list xml:id="list3376784776124700691" text:style-name="L2">
        <text:list-item>
          <text:p text:style-name="P11">Now it actually encrypts <text:span text:style-name="T6">and decrypts</text:span>, albeit one block at a time :) </text:p>
        </text:list-item>
        <text:list-item>
          <text:p text:style-name="P10">Compiles and tests on two machines, albeit <text:span text:style-name="T7">testing </text:span>w/ a bootleg fix.</text:p>
        </text:list-item>
      </text:list>
      <text:p text:style-name="P4">Learned:</text:p>
      <text:list xml:id="list6984000336490403220" text:style-name="L3">
        <text:list-item>
          <text:p text:style-name="P12">This is a complicated algorithm. I would use a library if I needed this in production code.</text:p>
        </text:list-item>
        <text:list-item>
          <text:p text:style-name="P15">Unit testing is the king. Or if not the king, then at least the crown prince. The algorithm producing chaotic results (as expected w/ encryption), even smallest mistakes in single units cause the main functions to fail in spectacular ways.</text:p>
        </text:list-item>
      </text:list>
      <text:p text:style-name="P2"><text:span text:style-name="T1">Unclear / problems</text:span>:</text:p>
      <text:list xml:id="list7163928558954894694" text:style-name="L4">
        <text:list-item>
          <text:p text:style-name="P14">How the lib dependency is really done in gradle? The current one is not perfect, far from it.</text:p>
        </text:list-item>
      </text:list>
      <text:p text:style-name="P2"><text:span text:style-name="T2">Next</text:span>:</text:p>
      <text:list xml:id="list6467616135277121610" text:style-name="L5">
        <text:list-item>
          <text:p text:style-name="P13">Main progra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05T08:42:05.869780000</dc:date>
    <dc:creator>Riku Kalinen</dc:creator>
    <meta:editing-duration>PT2H8M20S</meta:editing-duration>
    <meta:editing-cycles>26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8" meta:word-count="168" meta:character-count="956" meta:non-whitespace-character-count="816"/>
  </office:meta>
</office:document-meta>
</file>